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3.103cm" style:rel-column-width="11960*"/>
    </style:style>
    <style:style style:name="Таблица1.B" style:family="table-column">
      <style:table-column-properties style:column-width="13.898cm" style:rel-column-width="5357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4.378cm" style:rel-column-width="16876*"/>
    </style:style>
    <style:style style:name="Таблица2.B" style:family="table-column">
      <style:table-column-properties style:column-width="1.588cm" style:rel-column-width="6119*"/>
    </style:style>
    <style:style style:name="Таблица2.C" style:family="table-column">
      <style:table-column-properties style:column-width="11.035cm" style:rel-column-width="42540*"/>
    </style:style>
    <style:style style:name="Таблица2.A1" style:family="table-cell">
      <style:table-cell-properties fo:padding="0.097cm" fo:border-left="0.002cm solid #000000" fo:border-right="none" fo:border-top="0.002cm solid #000000" fo:border-bottom="0.002cm solid #000000"/>
    </style:style>
    <style:style style:name="Таблица2.C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Таблица2.A3" style:family="table-cell">
      <style:table-cell-properties fo:padding="0.097cm" fo:border-left="0.002cm solid #000000" fo:border-right="none" fo:border-top="none" fo:border-bottom="0.002cm solid #000000"/>
    </style:style>
    <style:style style:name="Таблица2.27" style:family="table-row">
      <style:table-row-properties style:min-row-height="0.639cm"/>
    </style:style>
    <style:style style:name="P1" style:family="paragraph" style:parent-style-name="Standard">
      <style:text-properties fo:language="en" fo:country="US"/>
    </style:style>
    <style:style style:name="P2" style:family="paragraph" style:parent-style-name="Standard">
      <style:text-properties fo:language="ru" fo:country="RU"/>
    </style:style>
    <style:style style:name="P3" style:family="paragraph" style:parent-style-name="Table_20_Contents">
      <style:text-properties fo:language="en" fo:country="US"/>
    </style:style>
    <style:style style:name="P4" style:family="paragraph" style:parent-style-name="Table_20_Contents">
      <style:text-properties fo:language="ru" fo:country="RU"/>
    </style:style>
    <style:style style:name="P5" style:family="paragraph" style:parent-style-name="Table_20_Contents">
      <style:paragraph-properties fo:text-align="center" style:justify-single-word="false"/>
      <style:text-properties fo:language="ru" fo:country="RU"/>
    </style:style>
    <style:style style:name="P6" style:family="paragraph" style:parent-style-name="Table_20_Contents">
      <style:paragraph-properties fo:text-align="center" style:justify-single-word="false"/>
    </style:style>
    <style:style style:name="P7" style:family="paragraph" style:parent-style-name="Standard">
      <style:text-properties fo:language="ru" fo:country="RU"/>
    </style:style>
    <style:style style:name="P8" style:family="paragraph" style:parent-style-name="Standard">
      <style:text-properties fo:language="en" fo:country="US"/>
    </style:style>
    <style:style style:name="P9" style:family="paragraph" style:parent-style-name="Table_20_Contents">
      <style:text-properties fo:language="ru" fo:country="RU"/>
    </style:style>
    <style:style style:name="P10" style:family="paragraph" style:parent-style-name="Table_20_Contents">
      <style:paragraph-properties fo:text-align="center" style:justify-single-word="false"/>
      <style:text-properties fo:language="ru" fo:country="RU"/>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language="en" fo:country="US"/>
    </style:style>
    <style:style style:name="P13" style:family="paragraph" style:parent-style-name="Text_20_body">
      <style:text-properties fo:language="ru" fo:country="RU"/>
    </style:style>
    <style:style style:name="T1" style:family="text">
      <style:text-properties fo:language="en" fo:country="US"/>
    </style:style>
    <style:style style:name="T2"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Основные цели: </text:p>
      <text:p text:style-name="Text_20_body">1. Разработать готовый к использованию программный продукт для риелторов.</text:p>
      <text:p text:style-name="Text_20_body">2. Попробовать запустить коммерческий проект с использованием этого продукта.</text:p>
      <text:p text:style-name="Text_20_body"/>
      <text:p text:style-name="Text_20_body">Общий план:</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Срок</text:p>
          </table:table-cell>
          <table:table-cell table:style-name="Таблица1.B1" office:value-type="string">
            <text:p text:style-name="Table_20_Contents">Задачи</text:p>
          </table:table-cell>
        </table:table-row>
        <table:table-row>
          <table:table-cell table:style-name="Таблица1.A2" office:value-type="string">
            <text:p text:style-name="Table_20_Contents">Ноябрь 2015</text:p>
            <text:p text:style-name="Table_20_Contents"/>
          </table:table-cell>
          <table:table-cell table:style-name="Таблица1.B2" office:value-type="string">
            <text:p text:style-name="Table_20_Contents">Анализ аналогов.</text:p>
            <text:p text:style-name="Table_20_Contents">Консультации с несколькими риелторами.</text:p>
            <text:p text:style-name="Table_20_Contents">Разработка требований к системе (вкл. требования к архитектуре).</text:p>
            <text:p text:style-name="Table_20_Contents">Проектирование базы данных и логики системы.</text:p>
            <text:p text:style-name="Table_20_Contents">Проектирование интерфейса.</text:p>
          </table:table-cell>
        </table:table-row>
        <table:table-row>
          <table:table-cell table:style-name="Таблица1.A2" office:value-type="string">
            <text:p text:style-name="Table_20_Contents">Декабрь 2015</text:p>
            <text:p text:style-name="Table_20_Contents"/>
          </table:table-cell>
          <table:table-cell table:style-name="Таблица1.B2" office:value-type="string">
            <text:p text:style-name="Table_20_Contents">Создание и тестирование базы данных.</text:p>
            <text:p text:style-name="Table_20_Contents">Создание и тестирование логики приложения.</text:p>
          </table:table-cell>
        </table:table-row>
        <table:table-row>
          <table:table-cell table:style-name="Таблица1.A2" office:value-type="string">
            <text:p text:style-name="Table_20_Contents">Январь 2016</text:p>
            <text:p text:style-name="Table_20_Contents"/>
          </table:table-cell>
          <table:table-cell table:style-name="Таблица1.B2" office:value-type="string">
            <text:p text:style-name="Table_20_Contents">Внедрение <text:span text:style-name="T1">ORM </text:span><text:span text:style-name="T2">и тестирование логики в целом.</text:span></text:p>
            <text:p text:style-name="P4">Исправление ошибок, доработка.</text:p>
            <text:p text:style-name="P4">Поиск и изучение средств быстрой разработки <text:span text:style-name="T1">web-</text:span>интерфейсов.</text:p>
          </table:table-cell>
        </table:table-row>
        <table:table-row>
          <table:table-cell table:style-name="Таблица1.A2" office:value-type="string">
            <text:p text:style-name="Table_20_Contents">Февраль 2016</text:p>
            <text:p text:style-name="Table_20_Contents"/>
          </table:table-cell>
          <table:table-cell table:style-name="Таблица1.B2" office:value-type="string">
            <text:p text:style-name="Table_20_Contents">Разработка стандартного <text:span text:style-name="T1">web-</text:span><text:span text:style-name="T2">интерфейса.</text:span></text:p>
            <text:p text:style-name="Table_20_Contents"><text:span text:style-name="T2">Разработка мобильного </text:span><text:span text:style-name="T1">web-</text:span><text:span text:style-name="T2">интерфейса.</text:span></text:p>
          </table:table-cell>
        </table:table-row>
        <table:table-row>
          <table:table-cell table:style-name="Таблица1.A2" office:value-type="string">
            <text:p text:style-name="Table_20_Contents">Март 2016</text:p>
            <text:p text:style-name="Table_20_Contents"/>
          </table:table-cell>
          <table:table-cell table:style-name="Таблица1.B2" office:value-type="string">
            <text:p text:style-name="P4">Разработка модуля взаимодействия логики и интерфейса.</text:p>
            <text:p text:style-name="Table_20_Contents">Интеграция, комплексное тестирование.</text:p>
            <text:p text:style-name="P4">Исправление ошибок, доработка.</text:p>
          </table:table-cell>
        </table:table-row>
        <table:table-row>
          <table:table-cell table:style-name="Таблица1.A2" office:value-type="string">
            <text:p text:style-name="Table_20_Contents">Апрель 2016</text:p>
            <text:p text:style-name="Table_20_Contents"/>
          </table:table-cell>
          <table:table-cell table:style-name="Таблица1.B2" office:value-type="string">
            <text:p text:style-name="Table_20_Contents">Размещение программы в сети.</text:p>
            <text:p text:style-name="Table_20_Contents">Комплексное тестирование.</text:p>
            <text:p text:style-name="Table_20_Contents">Тестирование с привлечением риелторов.</text:p>
            <text:p text:style-name="Table_20_Contents">Исправление ошибок, доработка.</text:p>
          </table:table-cell>
        </table:table-row>
        <table:table-row>
          <table:table-cell table:style-name="Таблица1.A2" office:value-type="string">
            <text:p text:style-name="Table_20_Contents"><text:span text:style-name="T1">~</text:span>Май 2016</text:p>
            <text:p text:style-name="Table_20_Contents">(возможно, 2-3 месяца)</text:p>
          </table:table-cell>
          <table:table-cell table:style-name="Таблица1.B2" office:value-type="string">
            <text:p text:style-name="Table_20_Contents">Подготовительные мероприятия, работа с риелторами.</text:p>
            <text:p text:style-name="Table_20_Contents">Поиск средств на реализацию.</text:p>
            <text:p text:style-name="Table_20_Contents">Исправление ошибок.</text:p>
          </table:table-cell>
        </table:table-row>
        <table:table-row>
          <table:table-cell table:style-name="Таблица1.A2" office:value-type="string">
            <text:p text:style-name="Table_20_Contents"><text:span text:style-name="T1">~</text:span>Июнь 2016</text:p>
            <text:p text:style-name="P3">(<text:span text:style-name="T2">возможно, 2-3 месяца)</text:span></text:p>
          </table:table-cell>
          <table:table-cell table:style-name="Таблица1.B2" office:value-type="string">
            <text:p text:style-name="Table_20_Contents">Организация семинаров и другой рекламы.</text:p>
            <text:p text:style-name="Table_20_Contents">Запуск программы.</text:p>
            <text:p text:style-name="Table_20_Contents">Исправление ошибок.</text:p>
          </table:table-cell>
        </table:table-row>
      </table:table>
      <text:p text:style-name="P2"/>
      <text:p text:style-name="P2"/>
      <text:p text:style-name="P2">Предполагаемые средства и технологии: </text:p>
      <text:p text:style-name="Standard"><text:span text:style-name="T2">Среда разработки </text:span><text:span text:style-name="T1">Visual Studio</text:span></text:p>
      <text:p text:style-name="P2">Язык <text:span text:style-name="T1">C#</text:span></text:p>
      <text:p text:style-name="P1">Entity Framework</text:p>
      <text:p text:style-name="P1">ASP.NET MVC</text:p>
      <text:p text:style-name="P1">Microsoft Unit testing framework</text:p>
      <text:p text:style-name="P1"><text:span text:style-name="T2">Система контроля версий </text:span>git <text:span text:style-name="T2">или </text:span>svn</text:p>
      <text:p text:style-name="P1"><text:span text:style-name="T2">Язык </text:span>JavaScript <text:span text:style-name="T2">и один из фреймворков к нему</text:span></text:p>
      <text:p text:style-name="P1">Microsoft SQL Server</text:p>
      <text:p text:style-name="P2"/>
      <text:p text:style-name="P2"/>
      <text:p text:style-name="P2"/>
      <text:p text:style-name="Text_20_body"><text:span text:style-name="T2">Примерное общее время - 80ч. в месяц, 640ч. всего (на человека - по 40 ч/мес, без учета </text:span><text:soft-page-break/><text:span text:style-name="T2">изучения новых технологий, как </text:span><text:span text:style-name="T1">ASP.NET, JavaScript </text:span><text:span text:style-name="T2">и др., только на выполнение описанных задач).</text:span></text:p>
      <text:p text:style-name="P13">По срокам (как возможный вариант): когда участник не укладывается во время, формально отведенное для решения задачи, он использует больше времени вместо корректировки сроков, т.к. сроки сжаты. Корректировка сроков возможна, если задачу не удалось решить, потратив как минимум в 3р. больше времени, чем отведено формально.</text:p>
      <text:p text:style-name="P13"/>
      <text:p text:style-name="P2">Описание задач:</text:p>
      <text:p text:style-name="P2"/>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Задача</text:p>
          </table:table-cell>
          <table:table-cell table:style-name="Таблица2.A1" office:value-type="string">
            <text:p text:style-name="Table_20_Contents">Время</text:p>
          </table:table-cell>
          <table:table-cell table:style-name="Таблица2.C1" office:value-type="string">
            <text:p text:style-name="Table_20_Contents">Описание</text:p>
          </table:table-cell>
        </table:table-row>
        <table:table-row>
          <table:table-cell table:style-name="Таблица2.A2" table:number-columns-spanned="3" office:value-type="string">
            <text:p text:style-name="P6">НОЯБРЬ </text:p>
            <text:p text:style-name="P6">(<text:span text:style-name="T1">~70</text:span><text:span text:style-name="T2">ч всего, </text:span><text:span text:style-name="T1">~</text:span><text:span text:style-name="T2">10ч - совместно*)</text:span></text:p>
            <text:p text:style-name="P6"><text:span text:style-name="T2">*</text:span><text:span text:style-name="T1">~10</text:span><text:span text:style-name="T2">ч совместно - каждый из участников по 5ч из своих 40 может работать совместно с другим участником над реализацией его задач, и 5ч другой участник также может работать над реализацией задач первого без ущерба собственной производительности. Также это время может использоваться, например, для собраний, взаимных обзоров кода, парного программирования и т.п.</text:span></text:p>
          </table:table-cell>
          <table:covered-table-cell/>
          <table:covered-table-cell/>
        </table:table-row>
        <table:table-row>
          <table:table-cell table:style-name="Таблица2.A3" office:value-type="string">
            <text:p text:style-name="Table_20_Contents">Анализ аналогов.</text:p>
          </table:table-cell>
          <table:table-cell table:style-name="Таблица2.A3" office:value-type="string">
            <text:p text:style-name="Table_20_Contents"><text:span text:style-name="T1">~</text:span>10ч</text:p>
          </table:table-cell>
          <table:table-cell table:style-name="Таблица2.A2" office:value-type="string">
            <text:p text:style-name="Table_20_Contents">Анализ программы Волга-Инфо и краткий анализ других аналогов.</text:p>
            <text:p text:style-name="Table_20_Contents">Результат: список предоставляемых функций программой Волга-Инфо, скриншоты (для проектирования интерфейса). Список отличительных особенностей других программ и (по возможности) их скриншоты.</text:p>
          </table:table-cell>
        </table:table-row>
        <table:table-row>
          <table:table-cell table:style-name="Таблица2.A3" office:value-type="string">
            <text:p text:style-name="Table_20_Contents">Консультации с несколькими риелторами.</text:p>
          </table:table-cell>
          <table:table-cell table:style-name="Таблица2.A3" office:value-type="string">
            <text:p text:style-name="Table_20_Contents"><text:span text:style-name="T1">~</text:span>15ч</text:p>
          </table:table-cell>
          <table:table-cell table:style-name="Таблица2.A2" office:value-type="string">
            <text:p text:style-name="Table_20_Contents">Встреча с 3-5 представителями риелторских фирм (вкл. ИП, средние и крупные фирмы). Выяснение их требований, пожеланий и готовности к смене продукта.</text:p>
            <text:p text:style-name="Table_20_Contents">Результат: письменный отчет о встречах.</text:p>
          </table:table-cell>
        </table:table-row>
        <table:table-row>
          <table:table-cell table:style-name="Таблица2.A3" office:value-type="string">
            <text:p text:style-name="Table_20_Contents">Разработка требований к системе (вкл. требования к архитектуре).</text:p>
          </table:table-cell>
          <table:table-cell table:style-name="Таблица2.A3" office:value-type="string">
            <text:p text:style-name="P3">~20<text:span text:style-name="T2">ч</text:span></text:p>
          </table:table-cell>
          <table:table-cell table:style-name="Таблица2.A2" office:value-type="string">
            <text:p text:style-name="Table_20_Contents">Разработка требований к функционалу системы, пользовательскому интерфейсу, производительности на основе программы <text:span text:style-name="T2">Волга-Инфо и данных, полученных от риелторов. Разработка требований к архитектуре системы. Составление списка используемых в процессе разработки технологий. Составление примерного списка технологий быстрого создания </text:span><text:span text:style-name="T1">web-</text:span><text:span text:style-name="T2">интерфейса. Выработка методологии разработки.</text:span></text:p>
            <text:p text:style-name="P4">Результат: документы: </text:p>
            <text:p text:style-name="P4">1. Требования к функционалу, интерфейсу и производительности.</text:p>
            <text:p text:style-name="P4">2. Требования к архитектуре, используемым технологиям и методам разработки.</text:p>
          </table:table-cell>
        </table:table-row>
        <table:table-row>
          <table:table-cell table:style-name="Таблица2.A3" office:value-type="string">
            <text:p text:style-name="Table_20_Contents">Проектирование базы данных и логики системы.</text:p>
          </table:table-cell>
          <table:table-cell table:style-name="Таблица2.A3" office:value-type="string">
            <text:p text:style-name="P3">~10<text:span text:style-name="T2">ч</text:span></text:p>
          </table:table-cell>
          <table:table-cell table:style-name="Таблица2.A2" office:value-type="string">
            <text:p text:style-name="Table_20_Contents">Проектирование базы данных с учетом требований к функционалу и архитектуре.</text:p>
            <text:p text:style-name="Table_20_Contents"><text:span text:style-name="T2">Результат: схема БД в любом виде.</text:span> </text:p>
          </table:table-cell>
        </table:table-row>
        <table:table-row>
          <table:table-cell table:style-name="Таблица2.A3" office:value-type="string">
            <text:p text:style-name="Table_20_Contents">Проектирование интерфейса.</text:p>
          </table:table-cell>
          <table:table-cell table:style-name="Таблица2.A3" office:value-type="string">
            <text:p text:style-name="P3">~15<text:span text:style-name="T2">ч</text:span></text:p>
          </table:table-cell>
          <table:table-cell table:style-name="Таблица2.A2" office:value-type="string">
            <text:p text:style-name="Table_20_Contents">Проектирование пользовательского интерфейса с учетом требований к функционалу и интерфейсу, а также с учетом существующих аналогов. Передача материалов дизайнеру. <text:span text:style-name="T2">У</text:span>стное объяснение требований к <text:span text:style-name="T1">UI </text:span><text:span text:style-name="T2">дизайнеру</text:span>.</text:p>
            <text:p text:style-name="Table_20_Contents">Результат: визуальное представление всех страниц <text:soft-page-break/>приложения в обычном и мобильном варианте (в любом виде, можно на бумаге) в черно-белом варианте. Постановка задач и передача материалов дизайнеру.</text:p>
          </table:table-cell>
        </table:table-row>
        <table:table-row>
          <table:table-cell table:style-name="Таблица2.A2" table:number-columns-spanned="3" office:value-type="string">
            <text:p text:style-name="P6">ДЕКАБРЬ </text:p>
            <text:p text:style-name="P6"><text:span text:style-name="T2">(~50ч один участник, другой - </text:span><text:span text:style-name="T1">~20 </text:span><text:span text:style-name="T2">- свои задачи + </text:span><text:span text:style-name="T1">~</text:span><text:span text:style-name="T2">30 </text:span><text:span text:style-name="T1">- </text:span><text:span text:style-name="T2">помощь в разработке БД) </text:span></text:p>
          </table:table-cell>
          <table:covered-table-cell/>
          <table:covered-table-cell/>
        </table:table-row>
        <table:table-row>
          <table:table-cell table:style-name="Таблица2.A3" office:value-type="string">
            <text:p text:style-name="Table_20_Contents">Создание и тестирование базы данных.</text:p>
          </table:table-cell>
          <table:table-cell table:style-name="Таблица2.A3" office:value-type="string">
            <text:p text:style-name="P4">~50ч</text:p>
          </table:table-cell>
          <table:table-cell table:style-name="Таблица2.A2" office:value-type="string">
            <text:p text:style-name="Table_20_Contents">Реализация базы данных в выбранной СУБД. Наполнение базы тестовыми данными, полученными с помощью парсера. Создание и тестирование хранимых процедур.</text:p>
            <text:p text:style-name="Table_20_Contents">Результат: </text:p>
            <text:p text:style-name="Table_20_Contents">1. Копия (или <text:span text:style-name="T2">набор </text:span><text:span text:style-name="T1">sql-</text:span><text:span text:style-name="T2">операторов для создания) пустой эталонной базы данных.</text:span></text:p>
            <text:p text:style-name="P4">2. Тестовая база данных, наполненная реальными данными.</text:p>
            <text:p text:style-name="P4">3. Набор успешно отрабатывающих тестов БД.</text:p>
          </table:table-cell>
        </table:table-row>
        <table:table-row>
          <table:table-cell table:style-name="Таблица2.A3" office:value-type="string">
            <text:p text:style-name="Table_20_Contents">Создание и тестирование логики приложения.</text:p>
          </table:table-cell>
          <table:table-cell table:style-name="Таблица2.A3" office:value-type="string">
            <text:p text:style-name="P3">~<text:span text:style-name="T2">20ч</text:span></text:p>
          </table:table-cell>
          <table:table-cell table:style-name="Таблица2.A2" office:value-type="string">
            <text:p text:style-name="Table_20_Contents">Проектирование классов и интерфейсов модуля логики системы. Написание и тестирование кода логики системы.</text:p>
            <text:p text:style-name="Table_20_Contents">Результат:</text:p>
            <text:p text:style-name="Table_20_Contents">1. Модуль логики системы.</text:p>
            <text:p text:style-name="Table_20_Contents">2. Набор успешно отрабатывающих тестов логики системы.</text:p>
          </table:table-cell>
        </table:table-row>
        <table:table-row>
          <table:table-cell table:style-name="Таблица2.A2" table:number-columns-spanned="3" office:value-type="string">
            <text:p text:style-name="P6">ЯНВАРЬ </text:p>
            <text:p text:style-name="P6">(<text:span text:style-name="T1">~</text:span><text:span text:style-name="T2">120ч всего)</text:span></text:p>
          </table:table-cell>
          <table:covered-table-cell/>
          <table:covered-table-cell/>
        </table:table-row>
        <table:table-row>
          <table:table-cell table:style-name="Таблица2.A3" office:value-type="string">
            <text:p text:style-name="Table_20_Contents">Внедрение <text:span text:style-name="T1">ORM </text:span><text:span text:style-name="T2">и тестирование логики в целом.</text:span></text:p>
          </table:table-cell>
          <table:table-cell table:style-name="Таблица2.A3" office:value-type="string">
            <text:p text:style-name="P4">~30ч</text:p>
          </table:table-cell>
          <table:table-cell table:style-name="Таблица2.A2" office:value-type="string">
            <text:p text:style-name="Table_20_Contents">Интеграция БД и логики приложения с использованием <text:span text:style-name="T1">ORM (</text:span><text:span text:style-name="T2">например, </text:span><text:span text:style-name="T1">Entity Framework). </text:span><text:span text:style-name="T2">Разработка временного интерфейса для ручного тестирования.</text:span></text:p>
            <text:p text:style-name="P4">Результат: </text:p>
            <text:p text:style-name="P4">1. Работающее приложение.</text:p>
            <text:p text:style-name="P4">2. Успешное выполнение существующих тестов для реального приложения с реальной базой данных.</text:p>
          </table:table-cell>
        </table:table-row>
        <table:table-row>
          <table:table-cell table:style-name="Таблица2.A3" office:value-type="string">
            <text:p text:style-name="P4">Исправление ошибок, доработка.</text:p>
          </table:table-cell>
          <table:table-cell table:style-name="Таблица2.A3" office:value-type="string">
            <text:p text:style-name="P3">~<text:span text:style-name="T2">3</text:span>0<text:span text:style-name="T2">ч</text:span></text:p>
          </table:table-cell>
          <table:table-cell table:style-name="Таблица2.A2" office:value-type="string">
            <text:p text:style-name="Table_20_Contents">Создание тестов, описывающих использование приложения и исправление возникающих ошибок.</text:p>
            <text:p text:style-name="Table_20_Contents">Результат: набор успешно отрабатывающих тестов.</text:p>
          </table:table-cell>
        </table:table-row>
        <table:table-row>
          <table:table-cell table:style-name="Таблица2.A3" office:value-type="string">
            <text:p text:style-name="P4">Поиск и изучение средств быстрой разработки <text:span text:style-name="T1">web-</text:span>интерфейсов.</text:p>
          </table:table-cell>
          <table:table-cell table:style-name="Таблица2.A3" office:value-type="string">
            <text:p text:style-name="P3">~<text:span text:style-name="T2">6</text:span>0<text:span text:style-name="T2">ч</text:span></text:p>
          </table:table-cell>
          <table:table-cell table:style-name="Таблица2.A2" office:value-type="string">
            <text:p text:style-name="Table_20_Contents">Поиск возможных средств быстрой разработки <text:span text:style-name="T1">web-</text:span><text:span text:style-name="T2">интерфейсов. Разработка обычного и мобильного </text:span><text:span text:style-name="T1">web-</text:span><text:span text:style-name="T2">интерфейса одной любой страницы приложения с использованием (по очереди) 2-3 выбранных средств.</text:span></text:p>
            <text:p text:style-name="P4">Результат: </text:p>
            <text:p text:style-name="P4">1. Решение об использовании определенного средства.</text:p>
            <text:p text:style-name="Table_20_Contents"><text:span text:style-name="T2">2. Небольшой опыт создания </text:span><text:span text:style-name="T1">web-</text:span><text:span text:style-name="T2">интерфейсов с использованием этого средства.</text:span></text:p>
          </table:table-cell>
        </table:table-row>
        <table:table-row>
          <table:table-cell table:style-name="Таблица2.A2" table:number-columns-spanned="3" office:value-type="string">
            <text:p text:style-name="P6">ФЕВРАЛЬ *</text:p>
            <text:p text:style-name="P6">(<text:span text:style-name="T1">~</text:span><text:span text:style-name="T2">100ч всего</text:span><text:span text:style-name="T1">;</text:span><text:span text:style-name="T2"> предварительно</text:span> необходимо знать технологию быстрой разработки <text:span text:style-name="T1">web-</text:span><text:span text:style-name="T2">интерфейсов, выбранную ранее, или уметь создавать интерфейсы на низком уровне - </text:span><text:span text:style-name="T1">html, css, javascript)</text:span></text:p>
            <text:p text:style-name="P5">*Если создать интерфейс, полученный от дизайнера, в точности не получается в указанные сроки, можно его значительно упрощать.</text:p>
          </table:table-cell>
          <table:covered-table-cell/>
          <table:covered-table-cell/>
        </table:table-row>
        <table:table-row>
          <table:table-cell table:style-name="Таблица2.A3" office:value-type="string">
            <text:p text:style-name="Table_20_Contents">Разработка стандартного <text:span text:style-name="T1">web-</text:span><text:span text:style-name="T2">интерфейса.</text:span></text:p>
          </table:table-cell>
          <table:table-cell table:style-name="Таблица2.A3" office:value-type="string">
            <text:p text:style-name="P3">~<text:span text:style-name="T2">5</text:span>0<text:span text:style-name="T2">ч</text:span></text:p>
          </table:table-cell>
          <table:table-cell table:style-name="Таблица2.A2" office:value-type="string">
            <text:p text:style-name="Table_20_Contents">Разработка <text:span text:style-name="T1">UI </text:span><text:span text:style-name="T2">всех страниц сайта формате для обычных мониторов.</text:span></text:p>
            <text:p text:style-name="P4">Результат: готовые страницы стандартного интерфейса приложения.</text:p>
          </table:table-cell>
        </table:table-row>
        <text:soft-page-break/>
        <table:table-row>
          <table:table-cell table:style-name="Таблица2.A3" office:value-type="string">
            <text:p text:style-name="Table_20_Contents">Разработка мобильного <text:span text:style-name="T1">web-</text:span><text:span text:style-name="T2">интерфейса.</text:span></text:p>
          </table:table-cell>
          <table:table-cell table:style-name="Таблица2.A3" office:value-type="string">
            <text:p text:style-name="P3">~<text:span text:style-name="T2">5</text:span>0<text:span text:style-name="T2">ч</text:span></text:p>
          </table:table-cell>
          <table:table-cell table:style-name="Таблица2.A2" office:value-type="string">
            <text:p text:style-name="Table_20_Contents">Разработка <text:span text:style-name="T1">UI </text:span><text:span text:style-name="T2">всех страниц для мобильных устройств (возможно, в 2х вариантах - для совсем небольших экранов и для средних экранов - планшеты и т.п.).</text:span></text:p>
            <text:p text:style-name="P4">Результат: готовые страницы мобильного интерфейса приложения.</text:p>
          </table:table-cell>
        </table:table-row>
        <table:table-row>
          <table:table-cell table:style-name="Таблица2.A2" table:number-columns-spanned="3" office:value-type="string">
            <text:p text:style-name="P5">МАРТ</text:p>
            <text:p text:style-name="P6"><text:span text:style-name="T1">(~100ч;</text:span><text:span text:style-name="T2"> необходимо предварительно знать технологию разработки </text:span><text:span text:style-name="T1">web-</text:span><text:span text:style-name="T2">приложений и один из фреймворков, например, </text:span><text:span text:style-name="T1">ASP.NET MVC</text:span><text:span text:style-name="T2">)</text:span></text:p>
          </table:table-cell>
          <table:covered-table-cell/>
          <table:covered-table-cell/>
        </table:table-row>
        <table:table-row>
          <table:table-cell table:style-name="Таблица2.A3" office:value-type="string">
            <text:p text:style-name="P4">Разработка модуля взаимодействия логики и интерфейса.</text:p>
          </table:table-cell>
          <table:table-cell table:style-name="Таблица2.A3" office:value-type="string">
            <text:p text:style-name="P3">~50<text:span text:style-name="T2">ч</text:span></text:p>
          </table:table-cell>
          <table:table-cell table:style-name="Таблица2.A2" office:value-type="string">
            <text:p text:style-name="Table_20_Contents">Разработка модуля, осуществляющего связь между интерфейсом и модулем логики приложения преимущественно <text:span text:style-name="T2">с использованием асинхронных запросов.</text:span></text:p>
            <text:p text:style-name="P3">Результат*:</text:p>
            <text:p text:style-name="Table_20_Contents"><text:span text:style-name="T2">1. Набор успешно отрабатывающих тестов, посылающих заданные запросы на сервер и принимающих результат (тесты заменяют собой </text:span><text:span text:style-name="T1">UI)</text:span><text:span text:style-name="T2">.</text:span></text:p>
            <text:p text:style-name="Table_20_Contents"><text:span text:style-name="T2">2. Набор успешно отрабатывающих тестов, принимающих стандартные результаты и применяющих их к </text:span><text:span text:style-name="T1">UI</text:span><text:span text:style-name="T2"> </text:span><text:span text:style-name="T1">(</text:span><text:span text:style-name="T2">тесты заменяют собой логику, и скорее всего, должны быть написаны на </text:span><text:span text:style-name="T1">JavaScript</text:span><text:span text:style-name="T2">).</text:span></text:p>
            <text:p text:style-name="P3">* <text:span text:style-name="T2">в случае нехватки времени можно ограничиться минимальным набором тестов, или вообще ручным тестированием.</text:span></text:p>
          </table:table-cell>
        </table:table-row>
        <table:table-row>
          <table:table-cell table:style-name="Таблица2.A3" office:value-type="string">
            <text:p text:style-name="Table_20_Contents">Интеграция, комплексное тестирование.</text:p>
          </table:table-cell>
          <table:table-cell table:style-name="Таблица2.A3" office:value-type="string">
            <text:p text:style-name="P3">~20<text:span text:style-name="T2">ч</text:span></text:p>
          </table:table-cell>
          <table:table-cell table:style-name="Таблица2.A2" office:value-type="string">
            <text:p text:style-name="Table_20_Contents">Создание стандартных сценариев работы и проверка их на работающей версии приложения.</text:p>
            <text:p text:style-name="Table_20_Contents">Результат: </text:p>
            <text:p text:style-name="Table_20_Contents">1. Набор успешно проходимых тест-кейсов. </text:p>
            <text:p text:style-name="Table_20_Contents">2. Если тесты автоматические - также набор успешно отрабатывающих автоматических тестов.</text:p>
          </table:table-cell>
        </table:table-row>
        <table:table-row>
          <table:table-cell table:style-name="Таблица2.A3" office:value-type="string">
            <text:p text:style-name="P4">Исправление ошибок, доработка.</text:p>
          </table:table-cell>
          <table:table-cell table:style-name="Таблица2.A3" office:value-type="string">
            <text:p text:style-name="P3">~<text:span text:style-name="T2">3</text:span>0<text:span text:style-name="T2">ч</text:span></text:p>
          </table:table-cell>
          <table:table-cell table:style-name="Таблица2.A2" office:value-type="string">
            <text:p text:style-name="Table_20_Contents">Исправление выявленных ошибок и недостатков.</text:p>
            <text:p text:style-name="Table_20_Contents">Результат: набор успешно проходимых тест-кейсов или автоматических тестов, созданных в процессе устранения ошибок.</text:p>
          </table:table-cell>
        </table:table-row>
        <table:table-row>
          <table:table-cell table:style-name="Таблица2.A2" table:number-columns-spanned="3" office:value-type="string">
            <text:p text:style-name="P6">АПРЕЛЬ</text:p>
            <text:p text:style-name="P6">(<text:span text:style-name="T1">~125</text:span><text:span text:style-name="T2">ч)</text:span></text:p>
          </table:table-cell>
          <table:covered-table-cell/>
          <table:covered-table-cell/>
        </table:table-row>
        <table:table-row>
          <table:table-cell table:style-name="Таблица2.A3" office:value-type="string">
            <text:p text:style-name="Table_20_Contents">Размещение программы в сети.</text:p>
          </table:table-cell>
          <table:table-cell table:style-name="Таблица2.A3" office:value-type="string">
            <text:p text:style-name="Table_20_Contents"><text:span text:style-name="T1">~</text:span>15ч</text:p>
          </table:table-cell>
          <table:table-cell table:style-name="Таблица2.A2" office:value-type="string">
            <text:p text:style-name="P4">Поиск подходящего недорогого сервера, размещение и настройка программы в интернете, покупка домена.</text:p>
            <text:p text:style-name="P4">Результат: программа, функционирующая в тестовом режиме в интернете.</text:p>
          </table:table-cell>
        </table:table-row>
        <table:table-row>
          <table:table-cell table:style-name="Таблица2.A3" office:value-type="string">
            <text:p text:style-name="Table_20_Contents">Комплексное тестирование.</text:p>
          </table:table-cell>
          <table:table-cell table:style-name="Таблица2.A3" office:value-type="string">
            <text:p text:style-name="P3">~30<text:span text:style-name="T2">ч</text:span></text:p>
          </table:table-cell>
          <table:table-cell table:style-name="Таблица2.A2" office:value-type="string">
            <text:p text:style-name="Table_20_Contents">Прогон всех автоматических, автоматизированных и ручных тестов на рабочей версии программы. Нагрузочное тестирование.</text:p>
            <text:p text:style-name="Table_20_Contents">Результат: набор тестов для рабочего варианта программы - старые и новые тесты (в т.ч. тесты производительности согласно требованиям). Список выявленных ошибок и необходимых доработок (в т.ч., если необходимо, доработок для улучшения производительности).</text:p>
          </table:table-cell>
        </table:table-row>
        <table:table-row>
          <table:table-cell table:style-name="Таблица2.A3" office:value-type="string">
            <text:p text:style-name="Table_20_Contents">Тестирование с привлечением <text:soft-page-break/>риэлторов.</text:p>
          </table:table-cell>
          <table:table-cell table:style-name="Таблица2.A3" office:value-type="string">
            <text:p text:style-name="P3">~30<text:span text:style-name="T2">ч</text:span></text:p>
          </table:table-cell>
          <table:table-cell table:style-name="Таблица2.A2" office:value-type="string">
            <text:p text:style-name="Table_20_Contents">Тестирование работы и пользовательского интерфейса с привлечением нескольких риэлторов.</text:p>
            <text:p text:style-name="Table_20_Contents"><text:soft-page-break/>Результат: зафиксированные ошибки, предложения и отзывы, полученные от риэлторов.</text:p>
          </table:table-cell>
        </table:table-row>
        <table:table-row>
          <table:table-cell table:style-name="Таблица2.A3" office:value-type="string">
            <text:p text:style-name="Table_20_Contents">Исправление ошибок, доработка.</text:p>
          </table:table-cell>
          <table:table-cell table:style-name="Таблица2.A3" office:value-type="string">
            <text:p text:style-name="P3">~50<text:span text:style-name="T2">ч</text:span></text:p>
          </table:table-cell>
          <table:table-cell table:style-name="Таблица2.A2" office:value-type="string">
            <text:p text:style-name="Table_20_Contents">Исправление ошибок и реализация доработок в соответствии с результатами комплексного тестирования и тестирования с привлечением риэлторов.</text:p>
            <text:p text:style-name="Table_20_Contents">Результат: Набор успешно отрабатывающих на рабочей версии тестов (автоматических, автоматизированных или ручных), подтверждающих исправление ошибок и реализацию дополнений.</text:p>
          </table:table-cell>
        </table:table-row>
        <table:table-row table:style-name="Таблица2.27">
          <table:table-cell table:style-name="Таблица2.A2" table:number-columns-spanned="3" office:value-type="string">
            <text:p text:style-name="P6">МАЙ</text:p>
            <text:p text:style-name="P6">(<text:span text:style-name="T1">~300</text:span><text:span text:style-name="T2">ч, возможно, растянется на 2-3 месяца)</text:span></text:p>
          </table:table-cell>
          <table:covered-table-cell/>
          <table:covered-table-cell/>
        </table:table-row>
        <table:table-row table:style-name="Таблица2.27">
          <table:table-cell table:style-name="Таблица2.A3" office:value-type="string">
            <text:p text:style-name="Table_20_Contents">Подготовительные мероприятия, работа с риелторами.</text:p>
          </table:table-cell>
          <table:table-cell table:style-name="Таблица2.A3" office:value-type="string">
            <text:p text:style-name="P3">~100<text:span text:style-name="T2">ч</text:span></text:p>
          </table:table-cell>
          <table:table-cell table:style-name="Таблица2.A2" office:value-type="string">
            <text:p text:style-name="Table_20_Contents">Обзвон всех риэлторских фирм, организация рассылки, ознакомления с программой.</text:p>
            <text:p text:style-name="Table_20_Contents">Результат: Аналитические данные о степени готовности риелторов к переходу на использование другой программы.</text:p>
          </table:table-cell>
        </table:table-row>
        <table:table-row table:style-name="Таблица2.27">
          <table:table-cell table:style-name="Таблица2.A3" office:value-type="string">
            <text:p text:style-name="Table_20_Contents">Поиск средств на реализацию.</text:p>
          </table:table-cell>
          <table:table-cell table:style-name="Таблица2.A3" office:value-type="string">
            <text:p text:style-name="P3">~<text:span text:style-name="T2">100ч</text:span></text:p>
          </table:table-cell>
          <table:table-cell table:style-name="Таблица2.A2" office:value-type="string">
            <text:p text:style-name="Table_20_Contents">Составление бизнес-плана и другой документации. Поиск средств различными способами: поиск среди знакомых, через специализированные онлайн и оффлайн площадки, например, бизнес-инкубаторы.</text:p>
            <text:p text:style-name="Table_20_Contents">Результат: Получение средств, необходимых для начальной стадии реализации.</text:p>
          </table:table-cell>
        </table:table-row>
        <table:table-row table:style-name="Таблица2.27">
          <table:table-cell table:style-name="Таблица2.A3" office:value-type="string">
            <text:p text:style-name="Table_20_Contents">Исправление ошибок.</text:p>
          </table:table-cell>
          <table:table-cell table:style-name="Таблица2.A3" office:value-type="string">
            <text:p text:style-name="P3">~100<text:span text:style-name="T2">ч</text:span></text:p>
          </table:table-cell>
          <table:table-cell table:style-name="Таблица2.A2" office:value-type="string">
            <text:p text:style-name="Table_20_Contents">Поиск и исправление ошибок.</text:p>
            <text:p text:style-name="Table_20_Contents">Результат: Набор новых успешно отрабатывающих автоматических и ручных тестов.</text:p>
          </table:table-cell>
        </table:table-row>
        <table:table-row table:style-name="Таблица2.27">
          <table:table-cell table:style-name="Таблица2.A2" table:number-columns-spanned="3" office:value-type="string">
            <text:p text:style-name="P6">ИЮНЬ</text:p>
            <text:p text:style-name="P6">(может растянуться на 2-5 месяцев)</text:p>
          </table:table-cell>
          <table:covered-table-cell/>
          <table:covered-table-cell/>
        </table:table-row>
        <table:table-row table:style-name="Таблица2.27">
          <table:table-cell table:style-name="Таблица2.A3" office:value-type="string">
            <text:p text:style-name="Table_20_Contents">Организация семинаров и другой рекламы.</text:p>
          </table:table-cell>
          <table:table-cell table:style-name="Таблица2.A3" office:value-type="string">
            <text:p text:style-name="P3">~<text:span text:style-name="T2">100-3</text:span>00<text:span text:style-name="T2">ч</text:span></text:p>
          </table:table-cell>
          <table:table-cell table:style-name="Таблица2.A2" office:value-type="string">
            <text:p text:style-name="Table_20_Contents">Организация онлайн и оффлайн семинаров, рассылок. Общение с риелторами.</text:p>
            <text:p text:style-name="Table_20_Contents">Результат: Достижение устных или письменных договоренностей как минимум с половиной фирм или частных риелторов.</text:p>
          </table:table-cell>
        </table:table-row>
        <table:table-row table:style-name="Таблица2.27">
          <table:table-cell table:style-name="Таблица2.A3" office:value-type="string">
            <text:p text:style-name="Table_20_Contents">Запуск программы.</text:p>
          </table:table-cell>
          <table:table-cell table:style-name="Таблица2.A3" office:value-type="string">
            <text:p text:style-name="P3">~<text:span text:style-name="T2">100-300ч</text:span></text:p>
          </table:table-cell>
          <table:table-cell table:style-name="Таблица2.A2" office:value-type="string">
            <text:p text:style-name="Table_20_Contents">Предоставление аккаунтов риелторам.</text:p>
            <text:p text:style-name="Table_20_Contents">Предоставление подробных инструкций и оказание помощи в использовании (обеспечение техподдержки).</text:p>
            <text:p text:style-name="Table_20_Contents">Результат: Активное использование программы более чем половиной риелторских фирм.</text:p>
          </table:table-cell>
        </table:table-row>
        <table:table-row table:style-name="Таблица2.27">
          <table:table-cell table:style-name="Таблица2.A3" office:value-type="string">
            <text:p text:style-name="Table_20_Contents">Исправление ошибок.</text:p>
          </table:table-cell>
          <table:table-cell table:style-name="Таблица2.A3" office:value-type="string">
            <text:p text:style-name="P3">~100-300<text:span text:style-name="T2">ч</text:span></text:p>
          </table:table-cell>
          <table:table-cell table:style-name="Таблица2.A2" office:value-type="string">
            <text:p text:style-name="Table_20_Contents">Исправление ошибок и недочетов, в основном найденных пользователями.</text:p>
            <text:p text:style-name="Table_20_Contents">Результат: Набор новых успешно отрабатывающих автоматических и ручных тестов. Документированное подтверждение исправления ошибок, отправленное также риелторам.</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4T15:18:19.19</meta:creation-date>
    <meta:editing-duration>PT3H1M21S</meta:editing-duration>
    <meta:editing-cycles>17</meta:editing-cycles>
    <meta:generator>OpenOffice/4.1.2$Win32 OpenOffice.org_project/412m3$Build-9782</meta:generator>
    <dc:date>2015-11-01T22:50:23.21</dc:date>
    <meta:document-statistic meta:table-count="2" meta:image-count="0" meta:object-count="0" meta:page-count="5" meta:paragraph-count="191" meta:word-count="1277" meta:character-count="10250"/>
  </office:meta>
</office:document-meta>
</file>